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 continuación te muestro cómo desarrollaría esa primera sección titulada:<text:line-break/><text:span text:style-name="Strong_20_Emphasis">“¿Qué es el ADN?”</text:span>, integrada en el laboratorio como introducción clave para luego abordar su uso como memoria en un sistema inteligente.</text:p>
      <text:p text:style-name="Horizontal_20_Line"/>
      <text:h text:style-name="Heading_20_2" text:outline-level="2">🧩 ¿Qué es el ADN?</text:h>
      <text:p text:style-name="Text_20_body"><text:span text:style-name="Emphasis">(Una exploración conceptual desde la biología hacia la arquitectura de sistemas inteligentes)</text:span></text:p>
      <text:p text:style-name="Horizontal_20_Line"/>
      <text:h text:style-name="Heading_20_3" text:outline-level="3">1. El ADN biológico: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Horizontal_20_Line"/>
      <text:h text:style-name="Heading_20_3" text:outline-level="3">2. El carácter codificado del ADN</text:h>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3. El ADN y la identidad del individuo</text:h>
      <text:p text:style-name="Text_20_body">El ADN define lo que somos. Determina la arquitectura de nuestro cuerpo, nuestras capacidades físicas, la estructura del cerebro, la forma de nuestras manos, incluso muchas tendencias de comportamiento.</text:p>
      <text:p text:style-name="Text_20_body"><text:soft-page-break/>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Horizontal_20_Line"/>
      <text:h text:style-name="Heading_20_3" text:outline-level="3">4. Limitaciones de la visión biológica del ADN</text:h>
      <text:p text:style-name="Text_20_body">Durante décadas, hemos pensado en el ADN como un simple manual para construir cuerpos.<text:line-break/>Pero esa visión se ha mostrado incompleta.</text:p>
      <text:p text:style-name="Text_20_body">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Horizontal_20_Line"/>
      <text:p text:style-name="Text_20_body"><text:span text:style-name="Strong_20_Emphasis">⟶ En las siguientes secciones, veremos cómo utilizaremos esta idea para construir una arquitectura de sistema basada en la lógica de la vida.</text:span></text:p>
      <text:p text:style-name="Horizontal_20_Line"/>
      <text:p text:style-name="Text_20_body">¿Te gustaría que continúe con el desarrollo de la siguiente sección: <text:span text:style-name="Strong_20_Emphasis">“Tipos de memoria: solo lectura vs. lectura y escritura”</text:span>?</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7T17:45:42.398000000</dc:date>
    <meta:editing-duration>PT7M56S</meta:editing-duration>
    <meta:editing-cycles>1</meta:editing-cycles>
    <meta:document-statistic meta:table-count="0" meta:image-count="0" meta:object-count="0" meta:page-count="3" meta:paragraph-count="27" meta:word-count="704" meta:character-count="4352" meta:non-whitespace-character-count="3675"/>
    <meta:generator>LibreOffice/7.3.5.2$Windows_X86_64 LibreOffice_project/184fe81b8c8c30d8b5082578aee2fed2ea847c01</meta:generator>
  </office:meta>
</office:document-meta>
</file>